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4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3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16" office:value-type="string" calcext:value-type="string">
            <text:p>Device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qty</text:p>
          </table:table-cell>
          <table:table-cell table:style-name="ce1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5"/>
        <table:table-column table:style-name="co1" table:number-columns-repeated="34" table:default-cell-style-name="Default"/>
        <table:table-column table:style-name="co2" table:default-cell-style-name="Default"/>
        <table:table-column table:style-name="co2" table:number-columns-repeated="16345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7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6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5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4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3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2"/>
          <table:table-cell table:style-name="ce15" office:value-type="string" calcext:value-type="string">
            <text:p>(not in use)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7"/>
          <table:table-cell table:number-columns-repeated="17"/>
          <table:table-cell table:style-name="ce15" table:number-columns-repeated="16345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0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1]; 2;6)" office:value-type="string" office:string-value="000000" calcext:value-type="string">
            <text:p>000000</text:p>
          </table:table-cell>
          <table:table-cell table:formula="of:=1-[.C2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3]; 2;6)" office:value-type="string" office:string-value="000001" calcext:value-type="string">
            <text:p>000001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5]; 2;6)" office:value-type="string" office:string-value="000010" calcext:value-type="string">
            <text:p>000010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7]; 2;6)" office:value-type="string" office:string-value="000011" calcext:value-type="string">
            <text:p>000011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29]; 2;6)" office:value-type="string" office:string-value="000100" calcext:value-type="string">
            <text:p>000100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1]; 2;6)" office:value-type="string" office:string-value="000101" calcext:value-type="string">
            <text:p>000101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3]; 2;6)" office:value-type="string" office:string-value="000110" calcext:value-type="string">
            <text:p>000110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5]; 2;6)" office:value-type="string" office:string-value="000111" calcext:value-type="string">
            <text:p>000111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7]; 2;6)" office:value-type="string" office:string-value="001000" calcext:value-type="string">
            <text:p>001000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39]; 2;6)" office:value-type="string" office:string-value="001001" calcext:value-type="string">
            <text:p>001001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1]; 2;6)" office:value-type="string" office:string-value="001010" calcext:value-type="string">
            <text:p>001010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3]; 2;6)" office:value-type="string" office:string-value="001011" calcext:value-type="string">
            <text:p>001011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5]; 2;6)" office:value-type="string" office:string-value="001100" calcext:value-type="string">
            <text:p>001100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7]; 2;6)" office:value-type="string" office:string-value="001101" calcext:value-type="string">
            <text:p>001101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49]; 2;6)" office:value-type="string" office:string-value="001110" calcext:value-type="string">
            <text:p>001110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1]; 2;6)" office:value-type="string" office:string-value="001111" calcext:value-type="string">
            <text:p>001111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LOA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3]; 2;6)" office:value-type="string" office:string-value="010000" calcext:value-type="string">
            <text:p>010000</text:p>
          </table:table-cell>
          <table:table-cell table:style-name="ce20" table:formula="of:=1-[.C5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5]; 2;6)" office:value-type="string" office:string-value="010001" calcext:value-type="string">
            <text:p>010001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7]; 2;6)" office:value-type="string" office:string-value="010010" calcext:value-type="string">
            <text:p>010010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59]; 2;6)" office:value-type="string" office:string-value="010011" calcext:value-type="string">
            <text:p>010011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1]; 2;6)" office:value-type="string" office:string-value="010100" calcext:value-type="string">
            <text:p>010100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3]; 2;6)" office:value-type="string" office:string-value="010101" calcext:value-type="string">
            <text:p>010101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5]; 2;6)" office:value-type="string" office:string-value="010110" calcext:value-type="string">
            <text:p>010110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7]; 2;6)" office:value-type="string" office:string-value="010111" calcext:value-type="string">
            <text:p>010111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SAVE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69]; 2;6)" office:value-type="string" office:string-value="011000" calcext:value-type="string">
            <text:p>011000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1]; 2;6)" office:value-type="string" office:string-value="011001" calcext:value-type="string">
            <text:p>011001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3]; 2;6)" office:value-type="string" office:string-value="011010" calcext:value-type="string">
            <text:p>011010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5]; 2;6)" office:value-type="string" office:string-value="011011" calcext:value-type="string">
            <text:p>011011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7]; 2;6)" office:value-type="string" office:string-value="011100" calcext:value-type="string">
            <text:p>011100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79]; 2;6)" office:value-type="string" office:string-value="011101" calcext:value-type="string">
            <text:p>011101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1]; 2;6)" office:value-type="string" office:string-value="011110" calcext:value-type="string">
            <text:p>011110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3]; 2;6)" office:value-type="string" office:string-value="011111" calcext:value-type="string">
            <text:p>011111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5]; 2;6)" office:value-type="string" office:string-value="100000" calcext:value-type="string">
            <text:p>100000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7]; 2;6)" office:value-type="string" office:string-value="100001" calcext:value-type="string">
            <text:p>100001</text:p>
          </table:table-cell>
          <table:table-cell table:style-name="ce20" table:formula="of:=1-[.C86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ZERO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89]; 2;6)" office:value-type="string" office:string-value="100010" calcext:value-type="string">
            <text:p>100010</text:p>
          </table:table-cell>
          <table:table-cell table:style-name="ce20" table:formula="of:=1-[.C8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ONE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1]; 2;6)" office:value-type="string" office:string-value="100011" calcext:value-type="string">
            <text:p>100011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3]; 2;6)" office:value-type="string" office:string-value="100100" calcext:value-type="string">
            <text:p>100100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5]; 2;6)" office:value-type="string" office:string-value="100101" calcext:value-type="string">
            <text:p>100101</text:p>
          </table:table-cell>
          <table:table-cell table:style-name="ce20" table:formula="of:=1-[.C94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7]; 2;6)" office:value-type="string" office:string-value="100110" calcext:value-type="string">
            <text:p>100110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99]; 2;6)" office:value-type="string" office:string-value="100111" calcext:value-type="string">
            <text:p>100111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1]; 2;6)" office:value-type="string" office:string-value="101000" calcext:value-type="string">
            <text:p>101000</text:p>
          </table:table-cell>
          <table:table-cell table:style-name="ce20" table:formula="of:=1-[.C100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3]; 2;6)" office:value-type="string" office:string-value="101001" calcext:value-type="string">
            <text:p>101001</text:p>
          </table:table-cell>
          <table:table-cell table:style-name="ce20" table:formula="of:=1-[.C102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5]; 2;6)" office:value-type="string" office:string-value="101010" calcext:value-type="string">
            <text:p>101010</text:p>
          </table:table-cell>
          <table:table-cell table:style-name="ce20" table:formula="of:=1-[.C104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7]; 2;6)" office:value-type="string" office:string-value="101011" calcext:value-type="string">
            <text:p>101011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09]; 2;6)" office:value-type="string" office:string-value="101100" calcext:value-type="string">
            <text:p>101100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1]; 2;6)" office:value-type="string" office:string-value="101101" calcext:value-type="string">
            <text:p>101101</text:p>
          </table:table-cell>
          <table:table-cell table:style-name="ce20" table:formula="of:=1-[.C110]" office:value-type="float" office:value="1" calcext:value-type="float">
            <text:p>1</text:p>
          </table:table-cell>
          <table: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3]; 2;6)" office:value-type="string" office:string-value="101110" calcext:value-type="string">
            <text:p>101110</text:p>
          </table:table-cell>
          <table:table-cell table:style-name="ce20" table:formula="of:=1-[.C112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5]; 2;6)" office:value-type="string" office:string-value="101111" calcext:value-type="string">
            <text:p>101111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28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IN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7]; 2;6)" office:value-type="string" office:string-value="110000" calcext:value-type="string">
            <text:p>110000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19]; 2;6)" office:value-type="string" office:string-value="110001" calcext:value-type="string">
            <text:p>110001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OUT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1]; 2;6)" office:value-type="string" office:string-value="110010" calcext:value-type="string">
            <text:p>110010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3]; 2;6)" office:value-type="string" office:string-value="110011" calcext:value-type="string">
            <text:p>110011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5]; 2;6)" office:value-type="string" office:string-value="110100" calcext:value-type="string">
            <text:p>110100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7]; 2;6)" office:value-type="string" office:string-value="110101" calcext:value-type="string">
            <text:p>110101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29]; 2;6)" office:value-type="string" office:string-value="110110" calcext:value-type="string">
            <text:p>110110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1]; 2;6)" office:value-type="string" office:string-value="110111" calcext:value-type="string">
            <text:p>110111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3]; 2;6)" office:value-type="string" office:string-value="111000" calcext:value-type="string">
            <text:p>111000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5]; 2;6)" office:value-type="string" office:string-value="111001" calcext:value-type="string">
            <text:p>111001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7]; 2;6)" office:value-type="string" office:string-value="111010" calcext:value-type="string">
            <text:p>111010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39]; 2;6)" office:value-type="string" office:string-value="111011" calcext:value-type="string">
            <text:p>111011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29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1]; 2;6)" office:value-type="string" office:string-value="111100" calcext:value-type="string">
            <text:p>111100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3]; 2;6)" office:value-type="string" office:string-value="111101" calcext:value-type="string">
            <text:p>111101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5]; 2;6)" office:value-type="string" office:string-value="111110" calcext:value-type="string">
            <text:p>111110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7]; 2;6)" office:value-type="string" office:string-value="111111" calcext:value-type="string">
            <text:p>111111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2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20" table:number-columns-repeated="18"/>
          <table:table-cell table:number-columns-repeated="17"/>
          <table:table-cell table:style-name="ce20" table:number-columns-repeated="16345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7"/>
          <table:table-cell table:style-name="Default" table:number-columns-repeated="16345"/>
        </table:table-row>
        <table:table-row table:style-name="ro5" table:number-rows-repeated="1048300">
          <table:table-cell table:number-columns-repeated="39"/>
          <table:table-cell table:style-name="Default" table:number-columns-repeated="16345"/>
        </table:table-row>
        <table:table-row table:style-name="ro5">
          <table:table-cell table:number-columns-repeated="39"/>
          <table:table-cell table:style-name="Default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09:53:20.456870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3T10:33:40.858608427</dc:date>
    <meta:editing-duration>PT14H26M9S</meta:editing-duration>
    <meta:editing-cycles>31</meta:editing-cycles>
    <meta:generator>LibreOffice/25.8.4.2$Linux_X86_64 LibreOffice_project/0366609b1de41a39e1896ae41e33c673f2a73802</meta:generator>
    <meta:document-statistic meta:table-count="4" meta:cell-count="3097" meta:object-count="0"/>
  </office:meta>
</office:document-meta>
</file>